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16ab0f" officeooo:paragraph-rsid="0016ab0f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22pt" style:text-underline-style="none" officeooo:rsid="0016ab0f" officeooo:paragraph-rsid="0016ab0f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22pt" style:text-underline-style="none" officeooo:rsid="001761a8" officeooo:paragraph-rsid="001761a8" style:font-size-asian="19.25pt" style:font-size-complex="22pt"/>
    </style:style>
    <style:style style:name="P4" style:family="paragraph" style:parent-style-name="Standard">
      <style:paragraph-properties fo:text-align="start" style:justify-single-word="false"/>
      <style:text-properties fo:font-size="22pt" style:text-underline-style="none" officeooo:rsid="0017a0f0" officeooo:paragraph-rsid="0017a0f0" style:font-size-asian="19.25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22pt" style:text-underline-style="none" officeooo:rsid="0017be25" officeooo:paragraph-rsid="0017be25" style:font-size-asian="19.25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ize="22pt" style:text-underline-style="none" fo:font-weight="bold" officeooo:rsid="0016ab0f" officeooo:paragraph-rsid="0016ab0f" style:font-size-asian="19.25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officeooo:rsid="001761a8" officeooo:paragraph-rsid="001761a8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officeooo:rsid="001761a8" officeooo:paragraph-rsid="001761a8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en Text-Battle</text:p>
      <text:p text:style-name="P1"/>
      <text:p text:style-name="P6">User Interface REIN TEXTUELL</text:p>
      <text:p text:style-name="P2">User Interface TEXTUELL/MAUS</text:p>
      <text:p text:style-name="P2">Grid Basiertes Spielfeld</text:p>
      <text:p text:style-name="P6">2 Spieler</text:p>
      <text:p text:style-name="P2">Kampf über Netzwerk</text:p>
      <text:p text:style-name="P2">Gelände</text:p>
      <text:p text:style-name="P2">Items</text:p>
      <text:p text:style-name="P2">Sichtbarkeit unbegrenzt</text:p>
      <text:p text:style-name="P2">Sichtbarkeit durch Entfernung begrenzt</text:p>
      <text:p text:style-name="P2">Sichtbarkeit durch Gelände begrenzt</text:p>
      <text:p text:style-name="P2">Ausdehnung auf mehr als 2 Spieler</text:p>
      <text:p text:style-name="P2">rundenbasiert</text:p>
      <text:p text:style-name="P3">echtzeitbasiert</text:p>
      <text:p text:style-name="P2">Herunterzählende Rundenuhr</text:p>
      <text:p text:style-name="P7">In einer Runde mehrere verschiedene Kategorien anwenden</text:p>
      <text:p text:style-name="P3">Höhlenebene</text:p>
      <text:p text:style-name="P3">Flugebene</text:p>
      <text:p text:style-name="P3">Manna-Begrenzung</text:p>
      <text:p text:style-name="P3">Anschlag-Begrenzung</text:p>
      <text:p text:style-name="P8">Übernahme nicht ausgeführter Befehle in die nächste Runde</text:p>
      <text:p text:style-name="P4">Verschiedene Schwierigkeitsstufen (Autokorrektur?)</text:p>
      <text:p text:style-name="P4">HUD Itemfenster</text:p>
      <text:p text:style-name="P4">Pfeiltastensteuerung</text:p>
      <text:p text:style-name="P4">Fortnite Verkleinerung</text:p>
      <text:p text:style-name="P4">Drops (Items)</text:p>
      <text:p text:style-name="P4">Drops (Monster)</text:p>
      <text:p text:style-name="P4">Drops (zeitlich begrenzt)</text:p>
      <text:p text:style-name="P5"><text:soft-page-break/>Random Environment Events</text:p>
      <text:p text:style-name="P5">Schaden proportional Tippra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08:09:56.366000000</meta:creation-date>
    <dc:date>2020-02-14T08:45:51.742000000</dc:date>
    <meta:editing-duration>PT5M5S</meta:editing-duration>
    <meta:editing-cycles>1</meta:editing-cycles>
    <meta:document-statistic meta:table-count="0" meta:image-count="0" meta:object-count="0" meta:page-count="2" meta:paragraph-count="30" meta:word-count="79" meta:character-count="701" meta:non-whitespace-character-count="652"/>
    <meta:generator>LibreOffice/6.3.2.2$Windows_X86_64 LibreOffice_project/98b30e735bda24bc04ab42594c85f7fd8be07b9c</meta:generator>
  </office:meta>
</office:document-meta>
</file>